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2.6875in"/>
    </style:style>
    <style:style style:name="Table1.C" style:family="table-column">
      <style:table-column-properties style:column-width="0.8903in"/>
    </style:style>
    <style:style style:name="Table1.D" style:family="table-column">
      <style:table-column-properties style:column-width="1.3389in"/>
    </style:style>
    <style:style style:name="Table1.E" style:family="table-column">
      <style:table-column-properties style:column-width="1.3438in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7a825" officeooo:paragraph-rsid="0017a825"/>
    </style:style>
    <style:style style:name="P2" style:family="paragraph" style:parent-style-name="Standard">
      <style:text-properties officeooo:rsid="0019719f" officeooo:paragraph-rsid="0019719f"/>
    </style:style>
    <style:style style:name="P3" style:family="paragraph" style:parent-style-name="Standard">
      <style:text-properties style:text-underline-style="solid" style:text-underline-width="auto" style:text-underline-color="font-color" officeooo:rsid="0019719f" officeooo:paragraph-rsid="0019719f"/>
    </style:style>
    <style:style style:name="P4" style:family="paragraph" style:parent-style-name="Table_20_Contents">
      <style:paragraph-properties fo:text-align="center" style:justify-single-word="false"/>
      <style:text-properties officeooo:rsid="0019719f" officeooo:paragraph-rsid="0019719f"/>
    </style:style>
    <style:style style:name="P5" style:family="paragraph" style:parent-style-name="Table_20_Contents">
      <style:paragraph-properties fo:text-align="start" style:justify-single-word="false"/>
      <style:text-properties officeooo:rsid="0019719f" officeooo:paragraph-rsid="0019719f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Horizontal_20_Line">
      <style:text-properties officeooo:rsid="0017a825"/>
    </style:style>
    <style:style style:name="T1" style:family="text">
      <style:text-properties officeooo:rsid="001971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mpiran 1 – Penawaran Pengadaan Notebook</text:p>
      <text:p text:style-name="P1"/>
      <text:p text:style-name="P7"/>
      <text:p text:style-name="P1">No. <text:tab/><text:tab/>: 010/KS/X/2014</text:p>
      <text:p text:style-name="P1">Hal <text:tab/><text:tab/>: Penawaran Pengadaan Notebook</text:p>
      <text:p text:style-name="P1">Lampiran <text:tab/>: -</text:p>
      <text:p text:style-name="P1"/>
      <text:p text:style-name="P1">Kepada Yth.</text:p>
      <text:p text:style-name="P1">Bpk. Ir. Budi Supardiman</text:p>
      <text:p text:style-name="P1">Direktur PT. Damai Sentosa <text:s/></text:p>
      <text:p text:style-name="P2">Jl. Sentosa Raya No. 100</text:p>
      <text:p text:style-name="P2">Depok</text:p>
      <text:p text:style-name="P2"/>
      <text:p text:style-name="P2">Dengan hormat,</text:p>
      <text:p text:style-name="P2"/>
      <text:p text:style-name="P2">Melalui surat ini kami bermaksud menawarkan pengadaan notebook di perusahaan yang bapak pimpin.</text:p>
      <text:p text:style-name="P2">Adapun penawaran yang kami ajukan adalah sbb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No.</text:p>
          </table:table-cell>
          <table:table-cell table:style-name="Table1.A1" office:value-type="string">
            <text:p text:style-name="P4">Items</text:p>
          </table:table-cell>
          <table:table-cell table:style-name="Table1.A1" office:value-type="string">
            <text:p text:style-name="P4">Jumlah</text:p>
          </table:table-cell>
          <table:table-cell table:style-name="Table1.A1" office:value-type="string">
            <text:p text:style-name="P4">Harga Satuan</text:p>
          </table:table-cell>
          <table:table-cell table:style-name="Table1.E1" office:value-type="string">
            <text:p text:style-name="P6"><text:s/><text:span text:style-name="T1">Harga Tolat</text:span>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5">ACER Aspire Slim V5-471P</text:p>
          </table:table-cell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6"><text:s/><text:span text:style-name="T1">Rp7,100,000</text:span></text:p>
          </table:table-cell>
          <table:table-cell table:style-name="Table1.E2" office:value-type="string">
            <text:p text:style-name="P4">Rp35,500,000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5">ASUS A451LB-WX076D</text:p>
          </table:table-cell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Rp6,200,000</text:p>
          </table:table-cell>
          <table:table-cell table:style-name="Table1.E2" office:value-type="string">
            <text:p text:style-name="P4">Rp31,000,000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5">LENOVO ThinkPad Edge E440-Q00</text:p>
          </table:table-cell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Rp7,400,000</text:p>
          </table:table-cell>
          <table:table-cell table:style-name="Table1.E2" office:value-type="string">
            <text:p text:style-name="P4">Rp37,000,000</text:p>
          </table:table-cell>
        </table:table-row>
        <table:table-row>
          <table:table-cell table:style-name="Table1.A2" table:number-columns-spanned="4" office:value-type="string">
            <text:p text:style-name="P4">Total</text:p>
          </table:table-cell>
          <table:covered-table-cell/>
          <table:covered-table-cell/>
          <table:covered-table-cell/>
          <table:table-cell table:style-name="Table1.E2" office:value-type="string">
            <text:p text:style-name="P4">Rp103,500,000</text:p>
          </table:table-cell>
        </table:table-row>
      </table:table>
      <text:p text:style-name="P2"><text:s text:c="2"/></text:p>
      <text:p text:style-name="P2"/>
      <text:p text:style-name="P2">Demikian surat penawaran ini kami sampaikan, atas perhatian dan kerjasama bapak kami ucapkan terima kasih.</text:p>
      <text:p text:style-name="P2"/>
      <text:p text:style-name="P2">Depok, 10 Oktober 2014</text:p>
      <text:p text:style-name="P2">PT. Keluarga Sejahtera</text:p>
      <text:p text:style-name="P2"/>
      <text:p text:style-name="P2"/>
      <text:p text:style-name="P2"/>
      <text:p text:style-name="P2"/>
      <text:p text:style-name="P3">Dedi Kusnandar</text:p>
      <text:p text:style-name="P2">Direktu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8:45:51.932905760</meta:creation-date>
    <dc:date>2018-10-12T09:16:58.442713852</dc:date>
    <meta:editing-duration>PT5M56S</meta:editing-duration>
    <meta:editing-cycles>1</meta:editing-cycles>
    <meta:document-statistic meta:table-count="1" meta:image-count="0" meta:object-count="0" meta:page-count="1" meta:paragraph-count="40" meta:word-count="110" meta:character-count="734" meta:non-whitespace-character-count="651"/>
    <meta:generator>LibreOffice/5.1.6.2$Linux_X86_64 LibreOffice_project/10m0$Build-2</meta:generator>
  </office:meta>
</office:document-meta>
</file>